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148532920346743259" text:style-name="L1">
        <text:list-item>
          <text:p text:style-name="P2">Luneda</text:p>
          <text:list>
            <text:list-item>
              <text:p text:style-name="P3">When I used the general robotic repairs a few times in a row, it started going nuts and fading in and out over and over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show store price!</text:p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4">MILO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5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5">Add a counter for when the site goes live</text:p>
            </text:list-item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8T11:51:22.26</dc:date>
    <meta:editing-duration>P18DT10H39S</meta:editing-duration>
    <meta:editing-cycles>134</meta:editing-cycles>
    <meta:generator>OpenOffice/4.1.1$Win32 OpenOffice.org_project/411m6$Build-9775</meta:generator>
    <meta:document-statistic meta:table-count="0" meta:image-count="0" meta:object-count="0" meta:page-count="1" meta:paragraph-count="12" meta:word-count="94" meta:character-count="465"/>
  </office:meta>
</office:document-meta>
</file>